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rsid="0033e01d" officeooo:paragraph-rsid="006c5ae9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6c5ae9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6c5ae9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6c5ae9" style:font-name-asian="Georgia1" style:font-name-complex="Georgia1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Georgia" officeooo:paragraph-rsid="006c5ae9" style:font-name-asian="Georgia1" style:font-name-complex="Georgia1"/>
    </style:style>
    <style:style style:name="P10" style:family="paragraph" style:parent-style-name="Standard">
      <style:paragraph-properties fo:text-align="start" style:justify-single-word="false"/>
      <style:text-properties officeooo:paragraph-rsid="004ca859"/>
    </style:style>
    <style:style style:name="P11" style:family="paragraph" style:parent-style-name="Standard">
      <style:paragraph-properties fo:text-align="end" style:justify-single-word="false"/>
      <style:text-properties officeooo:paragraph-rsid="004ca859"/>
    </style:style>
    <style:style style:name="P12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7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officeooo:paragraph-rsid="0057208c"/>
    </style:style>
    <style:style style:name="P22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46798"/>
    </style:style>
    <style:style style:name="P23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24" style:family="paragraph" style:parent-style-name="Standard">
      <style:paragraph-properties fo:text-align="justify" style:justify-single-word="false"/>
      <style:text-properties style:font-name="Georgia" officeooo:rsid="0023ad53" officeooo:paragraph-rsid="00750914" style:font-name-asian="Georgia1" style:font-name-complex="Georgia1"/>
    </style:style>
    <style:style style:name="P2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750914" style:font-name-asian="Georgia1" style:font-name-complex="Georgia1"/>
    </style:style>
    <style:style style:name="P26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23ad53" officeooo:paragraph-rsid="00750914" style:font-name-asian="Georgia1" style:font-name-complex="Georgia1"/>
    </style:style>
    <style:style style:name="P27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indent="0cm" style:auto-text-indent="false" style:page-number="auto"/>
      <style:text-properties officeooo:paragraph-rsid="00750914"/>
    </style:style>
    <style:style style:name="P28" style:family="paragraph" style:parent-style-name="Standard">
      <style:paragraph-properties fo:text-align="justify" style:justify-single-word="false"/>
      <style:text-properties style:font-name="Georgia" officeooo:paragraph-rsid="00750914" style:font-name-asian="Georgia1" style:font-name-complex="Georgia1"/>
    </style:style>
    <style:style style:name="P29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52192"/>
    </style:style>
    <style:style style:name="P30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31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84111"/>
    </style:style>
    <style:style style:name="P32" style:family="paragraph" style:parent-style-name="Standard">
      <style:paragraph-properties fo:text-align="justify" style:justify-single-word="false"/>
      <style:text-properties style:font-name="Georgia" officeooo:rsid="0023ad53" officeooo:paragraph-rsid="00768ff8" style:font-name-asian="Georgia1" style:font-name-complex="Georgia1"/>
    </style:style>
    <style:style style:name="P33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34" style:family="paragraph" style:parent-style-name="Standard">
      <style:paragraph-properties fo:text-align="justify" style:justify-single-word="false"/>
      <style:text-properties style:font-name="Georgia" officeooo:paragraph-rsid="0079ceb7" style:font-name-asian="Georgia1" style:font-name-complex="Georgia1"/>
    </style:style>
    <style:style style:name="P35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79ceb7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079ceb7"/>
    </style:style>
    <style:style style:name="P37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79ceb7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style:font-name="Georgia" officeooo:rsid="0023ad53" officeooo:paragraph-rsid="0079ceb7" style:font-name-asian="Georgia1" style:font-name-complex="Georgia1"/>
    </style:style>
    <style:style style:name="P39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79ceb7" style:font-name-asian="Georgia1" style:font-name-complex="Georgia1"/>
    </style:style>
    <style:style style:name="P40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79ceb7" style:font-name-asian="Georgia1" style:font-name-complex="Georgia1"/>
    </style:style>
    <style:style style:name="P41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79ceb7" style:font-name-asian="Georgia1" style:font-name-complex="Georgia1"/>
    </style:style>
    <style:style style:name="P42" style:family="paragraph" style:parent-style-name="Text_20_body" style:list-style-name="L8">
      <style:text-properties officeooo:rsid="0041455e" officeooo:paragraph-rsid="0079ceb7"/>
    </style:style>
    <style:style style:name="P43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454c2" style:font-name-asian="Georgia1" style:font-name-complex="Georgia1"/>
    </style:style>
    <style:style style:name="T3" style:family="text">
      <style:text-properties style:font-name="Georgia" officeooo:rsid="004079ed" style:font-name-asian="Georgia1" style:font-name-complex="Georgia1"/>
    </style:style>
    <style:style style:name="T4" style:family="text">
      <style:text-properties style:font-name="Georgia" officeooo:rsid="006dae0a" style:font-name-asian="Georgia1" style:font-name-complex="Georgia1"/>
    </style:style>
    <style:style style:name="T5" style:family="text">
      <style:text-properties officeooo:rsid="006dae0a"/>
    </style:style>
    <style:style style:name="T6" style:family="text">
      <style:text-properties officeooo:rsid="00440478"/>
    </style:style>
    <style:style style:name="T7" style:family="text">
      <style:text-properties officeooo:rsid="00445c6e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mpte-rendu de<text:line-break/>réunion - Fiche PT<text:line-break/>Version 0</text:p>
      <text:p text:style-name="Standard"/>
      <text:p text:style-name="P2"><draw:frame draw:style-name="fr1" draw:name="image6.png" text:anchor-type="as-char" svg:y="-1.099cm" svg:width="10.601cm" svg:height="1.506cm" draw:z-index="14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1">Créateur : </text:span><text:span text:style-name="T2">Axel MOURILLON</text:span><text:span text:style-name="T1"> – </text:span><text:span text:style-name="T2">Chef de projet</text:span></text:p>
      <text:p text:style-name="P6">📅 <text:span text:style-name="T1">Date de Création : </text:span><text:span text:style-name="T3">26</text:span><text:span text:style-name="T1">/</text:span><text:span text:style-name="T3">10</text:span><text:span text:style-name="T1">/</text:span><text:span text:style-name="T2">202</text:span><text:span text:style-name="T4">4</text:span></text:p>
      <text:p text:style-name="P7"/>
      <text:p text:style-name="P8">Membres présents :</text:p>
      <text:section text:style-name="Sect1" text:name="Section1">
        <text:list text:style-name="L1">
          <text:list-item>
            <text:p text:style-name="P9">Loïs ALLAIRE<text:tab/><text:tab/>OUI</text:p>
          </text:list-item>
          <text:list-item>
            <text:p text:style-name="P9">Hugo CLAMOND<text:tab/>OUI</text:p>
          </text:list-item>
          <text:list-item>
            <text:p text:style-name="P9">Axel MOURILLON<text:tab/>OUI</text:p>
          </text:list-item>
          <text:list-item>
            <text:p text:style-name="P9">Arthur YANG<text:tab/><text:tab/>OUI</text:p>
          </text:list-item>
        </text:list>
      </text:section>
      <text:p text:style-name="P6"><text:span text:style-name="T2"/></text:p>
      <text:section text:style-name="Sect1" text:name="Section2">
        <text:p text:style-name="P10"><draw:frame draw:style-name="fr2" draw:name="Image2" text:anchor-type="as-char" svg:y="-0.728cm" svg:width="5.89cm" svg:height="1.669cm" draw:z-index="15"><draw:image xlink:href="Pictures/10000001000001F50000008E4017BDF6.png" xlink:type="simple" xlink:show="embed" xlink:actuate="onLoad" draw:mime-type="image/png"/></draw:frame></text:p>
        <text:p text:style-name="P11"><draw:frame draw:style-name="fr3" draw:name="Image3" text:anchor-type="as-char" svg:y="-0.466cm" svg:width="6.246cm" svg:height="1.725cm" draw:z-index="16"><draw:image xlink:href="Pictures/10000001000002030000007FE924B9FE.png" xlink:type="simple" xlink:show="embed" xlink:actuate="onLoad" draw:mime-type="image/png"/></draw:frame></text:p>
      </text:section>
      <text:p text:style-name="P1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3">Table des matières</text:p>
          </text:index-title>
          <text:p text:style-name="P14"><text:a xlink:type="simple" xlink:href="#__RefHeading___Toc395_377169772" text:style-name="Index_20_Link" text:visited-style-name="Index_20_Link">I. Analyse et trie des informations sur la base de la fiche de cadrage du PT<text:tab/>2</text:a></text:p>
          <text:p text:style-name="P15"><text:a xlink:type="simple" xlink:href="#__RefHeading___Toc399_377169772" text:style-name="Index_20_Link" text:visited-style-name="Index_20_Link">A) Présentation par Arthur et Loïs<text:tab/>2</text:a></text:p>
          <text:p text:style-name="P15"><text:a xlink:type="simple" xlink:href="#__RefHeading___Toc399_377169772%20Copie%201" text:style-name="Index_20_Link" text:visited-style-name="Index_20_Link">B) À retenir<text:tab/>2</text:a></text:p>
          <text:p text:style-name="P14"><text:a xlink:type="simple" xlink:href="#__RefHeading___Toc395_377169772%20Copie%201" text:style-name="Index_20_Link" text:visited-style-name="Index_20_Link">II. Outils de gestions de projets et propositions de workflow<text:tab/>3</text:a></text:p>
          <text:p text:style-name="P15"><text:a xlink:type="simple" xlink:href="#__RefHeading___Toc399_377169772%20Copie%204" text:style-name="Index_20_Link" text:visited-style-name="Index_20_Link">A) Présentation par Hugo et Axel<text:tab/>3</text:a></text:p>
          <text:p text:style-name="P15"><text:a xlink:type="simple" xlink:href="#__RefHeading___Toc399_377169772%20Copie%201%20Copie%201" text:style-name="Index_20_Link" text:visited-style-name="Index_20_Link">B) À retenir<text:tab/>4</text:a></text:p>
          <text:p text:style-name="P14"><text:a xlink:type="simple" xlink:href="#__RefHeading___Toc395_377169772%20Copie%202" text:style-name="Index_20_Link" text:visited-style-name="Index_20_Link">III. Définition de la méthode de rédaction de la fiche PT<text:tab/>5</text:a></text:p>
          <text:p text:style-name="P15"><text:a xlink:type="simple" xlink:href="#__RefHeading___Toc399_377169772%20Copie%204%20Copie%201" text:style-name="Index_20_Link" text:visited-style-name="Index_20_Link">A) Point de synthèse fiche de cadrage<text:tab/>5</text:a></text:p>
          <text:p text:style-name="P15"><text:a xlink:type="simple" xlink:href="#__RefHeading___Toc399_377169772%20Copie%201%20Copie%201%20Copie%201" text:style-name="Index_20_Link" text:visited-style-name="Index_20_Link">B) Rédaction 1er jet<text:tab/>5</text:a></text:p>
          <text:p text:style-name="P14"><text:a xlink:type="simple" xlink:href="#__RefHeading___Toc395_377169772%20Copie%202%20Copie%202" text:style-name="Index_20_Link" text:visited-style-name="Index_20_Link">Prochaine réunion<text:tab/>6</text:a></text:p>
          <text:p text:style-name="P15"><text:a xlink:type="simple" xlink:href="#__RefHeading___Toc399_377169772%20Copie%202%20Copie%202" text:style-name="Index_20_Link" text:visited-style-name="Index_20_Link">Date<text:tab/>6</text:a></text:p>
          <text:p text:style-name="P15"><text:a xlink:type="simple" xlink:href="#__RefHeading___Toc552_377169772%20Copie%201%20Copie%202" text:style-name="Index_20_Link" text:visited-style-name="Index_20_Link">Ordre du jour<text:tab/>6</text:a></text:p>
          <text:p text:style-name="P15"><text:a xlink:type="simple" xlink:href="#__RefHeading___Toc552_377169772%20Copie%201%20Copie%202%20Copie%201" text:style-name="Index_20_Link" text:visited-style-name="Index_20_Link">Devoirs<text:tab/>6</text:a></text:p>
        </text:index-body>
      </text:table-of-content>
      <text:p text:style-name="P4"/>
      <text:p text:style-name="P4"/>
      <text:p text:style-name="P4"/>
      <text:p text:style-name="P4"/>
      <text:list xml:id="list1767406470" text:style-name="L2">
        <text:list-item>
          <text:p text:style-name="P16"><text:bookmark-start text:name="__RefHeading___Toc395_377169772"/>Analyse et trie des informations sur <text:tab/>la base de la fiche de cadrage du PT<text:bookmark-end text:name="__RefHeading___Toc395_377169772"/></text:p>
        </text:list-item>
      </text:list>
      <text:p text:style-name="P17"/>
      <text:list text:style-name="L3">
        <text:list-item>
          <text:p text:style-name="P18"><text:bookmark-start text:name="__RefHeading___Toc399_377169772"/>Présentation par Arthur et Loïs<text:bookmark-end text:name="__RefHeading___Toc399_377169772"/></text:p>
        </text:list-item>
      </text:list>
      <text:p text:style-name="P17"/>
      <text:p text:style-name="P19">Présentation du document : Doc de cadrage PTUT <text:span text:style-name="T5">"</text:span>Jalon1-Fiche projet.odt<text:span text:style-name="T5">"</text:span></text:p>
      <text:p text:style-name="P17"/>
      <text:p text:style-name="P20"/>
      <text:list xml:id="list104358737678839" text:continue-numbering="true" text:style-name="L3">
        <text:list-item>
          <text:p text:style-name="P18"><text:bookmark-start text:name="__RefHeading___Toc399_377169772 Copie 1"/>À retenir<text:bookmark-end text:name="__RefHeading___Toc399_377169772 Copie 1"/></text:p>
        </text:list-item>
      </text:list>
      <text:p text:style-name="P20"/>
      <text:p text:style-name="P17">Présence de tous les éléments </text:p>
      <text:p text:style-name="P17">Redites = travail de synthèse </text:p>
      <text:p text:style-name="P17">Point rapide dans la semaine </text:p>
      <text:p text:style-name="P21"/>
      <text:p text:style-name="P21"/>
      <text:list xml:id="list104358838658844" text:continue-list="list1767406470" text:style-name="L2">
        <text:list-item>
          <text:p text:style-name="P22"><text:bookmark-start text:name="__RefHeading___Toc395_377169772 Copie 1"/>Outils de gestions de projets et <text:tab/>propositions de workflow<text:bookmark-end text:name="__RefHeading___Toc395_377169772 Copie 1"/></text:p>
        </text:list-item>
      </text:list>
      <text:p text:style-name="P23"/>
      <text:list text:continue-list="list104358737678839" text:style-name="L3">
        <text:list-item text:start-value="1">
          <text:p text:style-name="P18"><text:bookmark-start text:name="__RefHeading___Toc399_377169772 Copie 4"/>Présentation par Hugo et Axel<text:bookmark-end text:name="__RefHeading___Toc399_377169772 Copie 4"/></text:p>
        </text:list-item>
      </text:list>
      <text:p text:style-name="P20"/>
      <text:p text:style-name="P24">Besoin : </text:p>
      <text:p text:style-name="P25">Rétro planning </text:p>
      <text:p text:style-name="P25">Répartition des tâches</text:p>
      <text:p text:style-name="P25">Suivie des tâches</text:p>
      <text:p text:style-name="P25">Optionnel : </text:p>
      <text:p text:style-name="P25"><text:tab/>connectivité avec Git</text:p>
      <text:p text:style-name="P25"><text:tab/>Cloud &gt;&gt; On Prem</text:p>
      <text:p text:style-name="P24"/>
      <text:p text:style-name="P24">Office : </text:p>
      <text:p text:style-name="P25">Visio =&gt; Schéma </text:p>
      <text:p text:style-name="P25">Teams =&gt; Répartition et suivie des taches</text:p>
      <text:p text:style-name="P24">Outils :</text:p>
      <text:p text:style-name="P25">Focal board =&gt; Suivie des taches</text:p>
      <text:p text:style-name="P24">Solutions (répond à tous les besoin principaux) :</text:p>
      <text:p text:style-name="P25">Open project </text:p>
      <text:p text:style-name="P25">Taiga</text:p>
      <text:p text:style-name="P25">Gantt project</text:p>
      <text:p text:style-name="P24"/>
      <text:p text:style-name="P24">Work Flow :</text:p>
      <text:p text:style-name="P24"/>
      <text:p text:style-name="P24">&gt; Toujours commit (minimum) après une session de boulot </text:p>
      <text:p text:style-name="P25">=&gt; suivi de qui à fait quoi</text:p>
      <text:p text:style-name="P24">&gt; Toujours pull la branche « main » et sa/ses branche(s) de travail au début d’une session de boulot </text:p>
      <text:p text:style-name="P25">=&gt; évite en partie les conflits</text:p>
      <text:p text:style-name="P25">=&gt; faire attention : quand pull de la main, <text:s/>bien revenir sur la branche courante</text:p>
      <text:p text:style-name="P25">PAS DE BOULOT SUR LA MAIN</text:p>
      <text:p text:style-name="P24">&gt; Pour les outils ne pouvant être poussé dans le git</text:p>
      <text:p text:style-name="P25">=&gt; réu hebdo = point d'avancement sur les outils de gestions de projet (rétro planing, tâches, etc)</text:p>
      <text:p text:style-name="P24">&gt; Gantt project</text:p>
      <text:p text:style-name="P25">=&gt; Fait un peu tout de façon simple. S'enregistre dans un fichier (potentiellement sur le Git)</text:p>
      <text:p text:style-name="P26">Fonctionnement :</text:p>
      <text:p text:style-name="P26">- Drive externe : tout le monde peut y toucher + slightly risqué + besoin d'harmonisation sur la méthode de gestion + outils supplémentaire </text:p>
      <text:p text:style-name="P26">- Git + tickets : une personne en charge (autre en lecture) + presque 0 risque + pas d'harmonisation</text:p>
      <text:p text:style-name="P20"/>
      <text:p text:style-name="P20"/>
      <text:list xml:id="list104359638820593" text:continue-numbering="true" text:style-name="L3">
        <text:list-item>
          <text:p text:style-name="P27"><text:bookmark-start text:name="__RefHeading___Toc399_377169772 Copie 1 Copie 1"/><text:soft-page-break/>À retenir<text:bookmark-end text:name="__RefHeading___Toc399_377169772 Copie 1 Copie 1"/></text:p>
        </text:list-item>
      </text:list>
      <text:p text:style-name="P20"/>
      <text:p text:style-name="P24">Axel MOURILLON = chef de projet → gestion du Gantt</text:p>
      <text:p text:style-name="P24"/>
      <text:p text:style-name="P24">Gantt : répartition des tâches et planning de projet</text:p>
      <text:p text:style-name="P24"/>
      <text:p text:style-name="P24">Taiga : suivie/répartition des tâches + modification du planning (ticket)</text:p>
      <text:p text:style-name="P28"/>
      <text:p text:style-name="P17"/>
      <text:list text:continue-list="list104358838658844" text:style-name="L2">
        <text:list-item>
          <text:p text:style-name="P29"><text:bookmark-start text:name="__RefHeading___Toc395_377169772 Copie 2"/>Définition de la méthode de <text:tab/>rédaction de la fiche PT<text:bookmark-end text:name="__RefHeading___Toc395_377169772 Copie 2"/></text:p>
        </text:list-item>
      </text:list>
      <text:p text:style-name="P30"/>
      <text:list text:continue-list="list104359638820593" text:style-name="L3">
        <text:list-item text:start-value="1">
          <text:p text:style-name="P31"><text:bookmark-start text:name="__RefHeading___Toc399_377169772 Copie 4 Copie 1"/>Point de synthèse fiche de cadrage<text:bookmark-end text:name="__RefHeading___Toc399_377169772 Copie 4 Copie 1"/></text:p>
        </text:list-item>
      </text:list>
      <text:p text:style-name="P30"/>
      <text:p text:style-name="P32">Lois et Arthur : Finition, synthèse et préparation du point d’étape</text:p>
      <text:p text:style-name="P30"/>
      <text:p text:style-name="P30"/>
      <text:list text:continue-numbering="true" text:style-name="L3">
        <text:list-item>
          <text:p text:style-name="P31"><text:bookmark-start text:name="__RefHeading___Toc399_377169772 Copie 1 Copie 1 Copie 1"/>Rédaction 1er jet<text:bookmark-end text:name="__RefHeading___Toc399_377169772 Copie 1 Copie 1 Copie 1"/></text:p>
        </text:list-item>
      </text:list>
      <text:p text:style-name="P30"/>
      <text:p text:style-name="P32">Hugo : Rédaction et mise en forme d’un premier jet de la fiche PT</text:p>
      <text:p text:style-name="P30"/>
      <text:p text:style-name="P30"/>
      <text:p text:style-name="P33"><text:bookmark-start text:name="__RefHeading___Toc395_377169772 Copie 2 Copie 2"/>Prochaine réunion<text:bookmark-end text:name="__RefHeading___Toc395_377169772 Copie 2 Copie 2"/></text:p>
      <text:p text:style-name="P34"/>
      <text:p text:style-name="P35"><text:bookmark-start text:name="__RefHeading___Toc399_377169772 Copie 2 Copie 2"/>Date<text:bookmark-end text:name="__RefHeading___Toc399_377169772 Copie 2 Copie 2"/></text:p>
      <text:p text:style-name="P34"/>
      <text:p text:style-name="P36">Mercredi 30 octobre 2024, de 21h30 à 22h30</text:p>
      <text:p text:style-name="P34"/>
      <text:p text:style-name="P34"/>
      <text:p text:style-name="P35"><text:bookmark-start text:name="__RefHeading___Toc552_377169772 Copie 1 Copie 2"/>Ordre du jour<text:bookmark-end text:name="__RefHeading___Toc552_377169772 Copie 1 Copie 2"/></text:p>
      <text:p text:style-name="P34"/>
      <text:list text:style-name="L4">
        <text:list-item>
          <text:p text:style-name="P37">Point d’étape et la fiche PT</text:p>
        </text:list-item>
      </text:list>
      <text:p text:style-name="P34"/>
      <text:p text:style-name="P34"/>
      <text:p text:style-name="P35"><text:bookmark-start text:name="__RefHeading___Toc552_377169772 Copie 1 Copie 2 Copie 1"/>Devoirs<text:bookmark-end text:name="__RefHeading___Toc552_377169772 Copie 1 Copie 2 Copie 1"/></text:p>
      <text:p text:style-name="P38"/>
      <text:p text:style-name="P38">Loïs :</text:p>
      <text:list text:style-name="L5">
        <text:list-item>
          <text:p text:style-name="P39"><text:span text:style-name="T6">S</text:span>ynthèse de la fiche de cadrage</text:p>
        </text:list-item>
      </text:list>
      <text:p text:style-name="P38">Arthur :</text:p>
      <text:list text:style-name="L6">
        <text:list-item>
          <text:p text:style-name="P40"><text:span text:style-name="T6">S</text:span>ynthèse de la fiche de cadrage</text:p>
        </text:list-item>
      </text:list>
      <text:p text:style-name="P38">Hugo :</text:p>
      <text:list text:style-name="L7">
        <text:list-item>
          <text:p text:style-name="P41">Rédaction et mise en forme d’un premier jet de la fiche PT</text:p>
        </text:list-item>
      </text:list>
      <text:p text:style-name="P38">Axel :</text:p>
      <text:list text:style-name="L8">
        <text:list-item>
          <text:p text:style-name="P42"><text:span text:style-name="T6">Début de p</text:span>rise en main <text:span text:style-name="T7">des workflow de </text:span>gestion <text:span text:style-name="T7">de projets</text:span></text:p>
        </text:list-item>
      </text:list>
      <text:p text:style-name="P34"/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7a0f3d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8"><draw:image xlink:href="Pictures/10000000000004030000011A1D50AB68.png" xlink:type="simple" xlink:show="embed" xlink:actuate="onLoad" draw:mime-type="image/png"/></draw:frame></text:p>
          <text:p text:style-name="MP2">Fiche PT Version 0</text:p>
        </text:section>
      </style:header>
      <style:footer>
        <text:p text:style-name="MP3"><draw:frame draw:style-name="Mfr2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6</text:page-number><text:s/>/ <text:span text:style-name="MT3">6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0:43:58.332000000</dc:date>
    <meta:editing-duration>PT2H6M20S</meta:editing-duration>
    <meta:editing-cycles>81</meta:editing-cycles>
    <meta:print-date>2025-01-02T09:51:38.559000000</meta:print-date>
    <meta:printed-by>Fichiers PDF</meta:printed-by>
    <meta:document-statistic meta:table-count="0" meta:image-count="7" meta:object-count="0" meta:page-count="8" meta:paragraph-count="90" meta:word-count="563" meta:character-count="2941" meta:non-whitespace-character-count="2462"/>
  </office:meta>
</office:document-meta>
</file>